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13a982" officeooo:paragraph-rsid="0013a982"/>
    </style:style>
    <style:style style:name="P2" style:family="paragraph" style:parent-style-name="Standard" style:list-style-name="L2">
      <style:text-properties officeooo:rsid="001575ba" officeooo:paragraph-rsid="001575ba"/>
    </style:style>
    <style:style style:name="T1" style:family="text">
      <style:text-properties officeooo:rsid="001575ba"/>
    </style:style>
    <style:style style:name="T2" style:family="text">
      <style:text-properties officeooo:rsid="00170db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19287144461684244" text:style-name="L2">
        <text:list-item>
          <text:p text:style-name="P1">Gestió programa:<text:tab/></text:p>
          <text:p text:style-name="P1">Els casos d'ús originals de la part de gestió de programa consistien en inicar i tancar sessió i sortir del programa. Els tres casos d'ús han sigut implementats.</text:p>
        </text:list-item>
        <text:list-item>
          <text:p text:style-name="P1">Gestió queries:</text:p>
          <text:list>
            <text:list-item>
              <text:p text:style-name="P2">Executar queries: Per executar queries els casos d'ús definits eren: Seleccionar camí, seleccionar entitat inicial, selecccionar clustering, seleccionar mètrica, comparar resultat, filtrar resultat i ordenar resultat. Tots els casos d'ús han sigut implementats excepte seleccionar mètrica, que com vam quedar només n'utilitzem un tipus (HeteSim).</text:p>
            </text:list-item>
            <text:list-item>
              <text:p text:style-name="P2">Modificar camí: La funcionalitat es manté.</text:p>
            </text:list-item>
            <text:list-item>
              <text:p text:style-name="P2">Eliminar camí: La funcionalitat es manté.</text:p>
            </text:list-item>
            <text:list-item>
              <text:p text:style-name="P2">Afegir camí: La funcionalitat es manté.</text:p>
            </text:list-item>
          </text:list>
        </text:list-item>
        <text:list-item>
          <text:p text:style-name="P1">Gestió usuaris: <text:span text:style-name="T1">La part de gestió d'usuaris, que consisteix de crear usuari, consultar usuari, modificar usuari i esborrar usuari, era opcional. Les parts de consultar usuari, modificar usuari i esborrar usuari han sigut implementades com a funcionalitats per l'admin. La creació d'usuaris no ha sigut implementada i s'han donat uns usuaris per defecte per poder fer el Log-In.</text:span></text:p>
        </text:list-item>
        <text:list-item>
          <text:p text:style-name="P1">Gestió dades: <text:span text:style-name="T2">Els casos d'ús de gestió de dades consistien consultar dades, que utilitzava els casos d'ús de modificar dades i esborrar dades, i afegir dades. Tots els casos d'ús s'han implementat. La consulta de dades permet consultar tant entitats com relacions i permet esborrar-les les dues i modificar les entitat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0:55:38.639678377</meta:creation-date>
    <dc:date>2016-06-01T13:46:45.382291033</dc:date>
    <meta:editing-duration>PT22M24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212" meta:character-count="1374" meta:non-whitespace-character-count="1178"/>
  </office:meta>
</office:document-meta>
</file>